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lname, zip FROM location where lname = ? AND zip = ?</text:p>
      <text:p text:style-name="Standard"/>
      <text:p text:style-name="Standard">This sql statement gets the entry in which lname equals to the inputed location name and the zip code inputed as well.</text:p>
      <text:p text:style-name="Standard"/>
      <text:p text:style-name="Standard"/>
      <text:p text:style-name="Standard">INSERT into events (title, description, start_time, end_time, group_id, lname, zip)</text:p>
      <text:p text:style-name="Standard">VALUES(?,?,?,?,?,?,?)</text:p>
      <text:p text:style-name="Standard"/>
      <text:p text:style-name="Standard">This sql statement inserted the inputed information for the event that the authorized user is creating.</text:p>
      <text:p text:style-name="Standard"/>
      <text:p text:style-name="Standard"/>
      <text:p text:style-name="Standard">SELECT * FROM events WHERE event_id = ?</text:p>
      <text:p text:style-name="Standard"/>
      <text:p text:style-name="Standard">This statement retrieves all of the entries where the event_id equals to the select event that was made.</text:p>
      <text:p text:style-name="Standard"/>
      <text:p text:style-name="Standard"/>
      <text:p text:style-name="Standard">SELECT * FROM events WHERE start_time BETWEEN ? AND ? ORDER BY start_time DESC</text:p>
      <text:p text:style-name="Standard"/>
      <text:p text:style-name="Standard">This statement selects all of the entries if their start_time is between the inputed range that the user has entered.</text:p>
      <text:p text:style-name="Standard"/>
      <text:p text:style-name="Standard">SELECT * FROM groups WHERE group_id = ?</text:p>
      <text:p text:style-name="Standard"/>
      <text:p text:style-name="Standard">This statement gets all of the entries in which the group_id equal to the inputed group_id value.</text:p>
      <text:p text:style-name="Standard"/>
      <text:p text:style-name="Standard"/>
      <text:p text:style-name="Standard">SELECT * FROM events WHERE group_id = ? ORDER BY start_time DESC</text:p>
      <text:p text:style-name="Standard"/>
      <text:p text:style-name="Standard">This statement selects the entries which equal to the inputed group_id and it outputs them from the earliest date to the latest date found in the table.</text:p>
      <text:p text:style-name="Standard"/>
      <text:p text:style-name="Standard"/>
      <text:p text:style-name="Standard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09T16:00:15</meta:creation-date>
    <meta:generator>OpenOffice/4.1.0$Unix OpenOffice.org_project/410m18$Build-9764</meta:generator>
    <dc:date>2017-05-09T16:08:03</dc:date>
    <meta:editing-duration>PT7M48S</meta:editing-duration>
    <meta:editing-cycles>4</meta:editing-cycles>
    <meta:document-statistic meta:table-count="0" meta:image-count="0" meta:object-count="0" meta:page-count="1" meta:paragraph-count="14" meta:word-count="187" meta:character-count="1075"/>
  </office:meta>
</office:document-meta>
</file>